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oller.processFile( File a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Poller.po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pollFileOrDirectory( File fileOrDirectory , boolean process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Poller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DeleteFile( boolean dele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AutoCreateDirectory( boolean autoCreat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Poller.pollFile( final File a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Poller.setFilter( Fil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Work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processFileAndDelete( File a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Poller.setArchive( File 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pollFileOrDirectory( File fileOr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isAutoCreat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isDele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is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Poll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